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5"/>
    <style:style style:name="P30" style:family="paragraph" style:parent-style-name="Text_20_body" style:list-style-name="L15">
      <style:paragraph-properties fo:margin-top="0cm" fo:margin-bottom="0cm" style:contextual-spacing="false"/>
    </style:style>
    <style:style style:name="P31" style:family="paragraph" style:parent-style-name="Text_20_body" style:list-style-name="L16"/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7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8"/>
    <style:style style:name="P36" style:family="paragraph" style:parent-style-name="Text_20_body" style:list-style-name="L18">
      <style:paragraph-properties fo:margin-top="0cm" fo:margin-bottom="0cm" style:contextual-spacing="false"/>
    </style:style>
    <style:style style:name="P37" style:family="paragraph" style:parent-style-name="Text_20_body" style:list-style-name="L19"/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20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1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P43" style:family="paragraph" style:parent-style-name="Text_20_body" style:list-style-name="L22"/>
    <style:style style:name="P44" style:family="paragraph" style:parent-style-name="Text_20_body" style:list-style-name="L22">
      <style:paragraph-properties fo:margin-top="0cm" fo:margin-bottom="0cm" style:contextual-spacing="false"/>
    </style:style>
    <style:style style:name="P45" style:family="paragraph" style:parent-style-name="Text_20_body" style:list-style-name="L23"/>
    <style:style style:name="P46" style:family="paragraph" style:parent-style-name="Text_20_body" style:list-style-name="L23">
      <style:paragraph-properties fo:margin-top="0cm" fo:margin-bottom="0cm" style:contextual-spacing="false"/>
    </style:style>
    <style:style style:name="P47" style:family="paragraph" style:parent-style-name="Text_20_body" style:list-style-name="L24"/>
    <style:style style:name="P48" style:family="paragraph" style:parent-style-name="Text_20_body" style:list-style-name="L24">
      <style:paragraph-properties fo:margin-top="0cm" fo:margin-bottom="0cm" style:contextual-spacing="false"/>
    </style:style>
    <style:style style:name="P49" style:family="paragraph" style:parent-style-name="Text_20_body" style:list-style-name="L25"/>
    <style:style style:name="P50" style:family="paragraph" style:parent-style-name="Text_20_body" style:list-style-name="L25">
      <style:paragraph-properties fo:margin-top="0cm" fo:margin-bottom="0cm" style:contextual-spacing="false"/>
    </style:style>
    <style:style style:name="P51" style:family="paragraph" style:parent-style-name="Text_20_body" style:list-style-name="L26"/>
    <style:style style:name="P52" style:family="paragraph" style:parent-style-name="Text_20_body" style:list-style-name="L26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Summary of PCI-DSS Requirement 2: "No Defaults"</text:span></text:h>
      <text:p text:style-name="Text_20_body">This requirement focuses on the security principle of <text:span text:style-name="Strong_20_Emphasis">not using vendor-supplied defaults</text:span> for system passwords and security parameters. It emphasizes the need to eliminate <text:span text:style-name="Strong_20_Emphasis">known vulnerabilities</text:span> by removing defaults and ensuring that configurations are secure and compliant with security standards.</text:p>
      <text:p text:style-name="Horizontal_20_Line"/>
      <text:h text:style-name="Heading_20_3" text:outline-level="3"><text:span text:style-name="Strong_20_Emphasis">Key Components of Requirement 2</text:span></text:h>
      <text:h text:style-name="Heading_20_4" text:outline-level="4"><text:span text:style-name="Strong_20_Emphasis">1. Changing Default Settings (2.1)</text:span>:</text:h>
      <text:list text:style-name="L1">
        <text:list-item>
          <text:p text:style-name="P2"><text:span text:style-name="Strong_20_Emphasis">Why?</text:span>: Vendor-supplied default settings, such as default passwords, account names (e.g., "admin"), encryption keys, and connection strings, are publicly known and vulnerable to attackers.</text:p>
        </text:list-item>
        <text:list-item>
          <text:p text:style-name="P2"><text:span text:style-name="Strong_20_Emphasis">What to Do?</text:span>: Change all default passwords, account names, encryption keys, and other parameters during the initial configuration or deployment of systems.</text:p>
        </text:list-item>
        <text:list-item>
          <text:p text:style-name="P1"><text:span text:style-name="Strong_20_Emphasis">Best Practice</text:span>: Disable unused or unnecessary accounts (e.g., "guest").</text:p>
        </text:list-item>
      </text:list>
      <text:h text:style-name="Heading_20_4" text:outline-level="4"><text:span text:style-name="Strong_20_Emphasis">2. Configuration Standards (2.2)</text:span>:</text:h>
      <text:list text:style-name="L2">
        <text:list-item>
          <text:p text:style-name="P4"><text:span text:style-name="Strong_20_Emphasis">Why?</text:span>: Standards must be set for how systems are configured, ensuring that vulnerabilities are addressed during installation.</text:p>
        </text:list-item>
        <text:list-item>
          <text:p text:style-name="P4"><text:span text:style-name="Strong_20_Emphasis">What to Do?</text:span>:</text:p>
          <text:list>
            <text:list-item>
              <text:p text:style-name="P4">Apply a configuration standard for each deployed system.</text:p>
            </text:list-item>
            <text:list-item>
              <text:p text:style-name="P4">Remove or disable unnecessary services and components.</text:p>
            </text:list-item>
            <text:list-item>
              <text:p text:style-name="P3">Ensure that functions are isolated by security levels (e.g., don’t mix high- and low-security functions on the same server).</text:p>
            </text:list-item>
          </text:list>
        </text:list-item>
      </text:list>
      <text:h text:style-name="Heading_20_4" text:outline-level="4"><text:span text:style-name="Strong_20_Emphasis">3. Encrypt All Admin Access (2.3)</text:span>:</text:h>
      <text:list text:style-name="L3">
        <text:list-item>
          <text:p text:style-name="P6"><text:span text:style-name="Strong_20_Emphasis">Why?</text:span>: Admin credentials are a critical target for attackers. If an attacker breaches the network and admin access is not encrypted, they can easily capture credentials.</text:p>
        </text:list-item>
        <text:list-item>
          <text:p text:style-name="P6"><text:span text:style-name="Strong_20_Emphasis">What to Do?</text:span>:</text:p>
          <text:list>
            <text:list-item>
              <text:p text:style-name="P6">Ensure all admin access is encrypted using <text:span text:style-name="Strong_20_Emphasis">strong cryptography</text:span> (NIST, OWASP recommendations).</text:p>
            </text:list-item>
            <text:list-item>
              <text:p text:style-name="P5">Avoid using plaintext protocols like <text:span text:style-name="Strong_20_Emphasis">telnet</text:span> or <text:span text:style-name="Strong_20_Emphasis">HTTP</text:span> for admin access.</text:p>
            </text:list-item>
          </text:list>
        </text:list-item>
      </text:list>
      <text:h text:style-name="Heading_20_4" text:outline-level="4"><text:span text:style-name="Strong_20_Emphasis">4. Asset Inventory (2.4)</text:span>:</text:h>
      <text:list text:style-name="L4">
        <text:list-item>
          <text:p text:style-name="P8"><text:span text:style-name="Strong_20_Emphasis">Why?</text:span>: You cannot protect what you don’t know you have. Maintaining an up-to-date inventory of all <text:span text:style-name="Strong_20_Emphasis">PCI-DSS scope assets</text:span> is crucial for security.</text:p>
        </text:list-item>
        <text:list-item>
          <text:p text:style-name="P8"><text:span text:style-name="Strong_20_Emphasis">What to Do?</text:span>:</text:p>
          <text:list>
            <text:list-item>
              <text:p text:style-name="P8">Create and maintain an inventory of assets that are in scope for PCI-DSS compliance.</text:p>
            </text:list-item>
            <text:list-item>
              <text:p text:style-name="P8">Use automated tools to regularly scan and validate your asset inventory.</text:p>
            </text:list-item>
            <text:list-item>
              <text:p text:style-name="P7">Update this inventory frequently with changes from <text:span text:style-name="Strong_20_Emphasis">configuration management (CM)</text:span>.</text:p>
            </text:list-item>
          </text:list>
        </text:list-item>
      </text:list>
      <text:h text:style-name="Heading_20_4" text:outline-level="4"><text:soft-page-break/><text:span text:style-name="Strong_20_Emphasis">5. Policies and Procedures (2.5)</text:span>:</text:h>
      <text:list text:style-name="L5">
        <text:list-item>
          <text:p text:style-name="P10"><text:span text:style-name="Strong_20_Emphasis">Why?</text:span>: Documenting and enforcing security policies ensures that all team members understand and adhere to these security practices.</text:p>
        </text:list-item>
        <text:list-item>
          <text:p text:style-name="P10"><text:span text:style-name="Strong_20_Emphasis">What to Do?</text:span>:</text:p>
          <text:list>
            <text:list-item>
              <text:p text:style-name="P10">Document security policies that cover password management, system configurations, and encryption standards.</text:p>
            </text:list-item>
            <text:list-item>
              <text:p text:style-name="P9">Ensure all employees are trained and follow these policies.</text:p>
            </text:list-item>
          </text:list>
        </text:list-item>
      </text:list>
      <text:h text:style-name="Heading_20_4" text:outline-level="4"><text:span text:style-name="Strong_20_Emphasis">6. Isolate Multitenant Clients (2.6)</text:span>:</text:h>
      <text:list text:style-name="L6">
        <text:list-item>
          <text:p text:style-name="P12"><text:span text:style-name="Strong_20_Emphasis">Why?</text:span>: In <text:span text:style-name="Strong_20_Emphasis">shared hosting environments</text:span>, it’s essential to ensure tenants do not have access to each other’s data.</text:p>
        </text:list-item>
        <text:list-item>
          <text:p text:style-name="P12"><text:span text:style-name="Strong_20_Emphasis">What to Do?</text:span>:</text:p>
          <text:list>
            <text:list-item>
              <text:p text:style-name="P12">Isolate environments and ensure tenants do not share systems, services, or applications that could allow cross-tenant data access.</text:p>
            </text:list-item>
            <text:list-item>
              <text:p text:style-name="P11">Follow PCI-DSS Appendix A1 guidelines for securing multitenant environments.</text:p>
            </text:list-item>
          </text:list>
        </text:list-item>
      </text:list>
      <text:p text:style-name="Horizontal_20_Line"/>
      <text:h text:style-name="Heading_20_3" text:outline-level="3"><text:span text:style-name="Strong_20_Emphasis">Implementation Steps for Each Role in the Organization</text:span></text:h>
      <text:h text:style-name="Heading_20_4" text:outline-level="4"><text:span text:style-name="Strong_20_Emphasis">1. DevOps Team</text:span></text:h>
      <text:list text:style-name="L7">
        <text:list-item>
          <text:p text:style-name="P14"><text:span text:style-name="Strong_20_Emphasis">Responsibilities</text:span>:</text:p>
          <text:list>
            <text:list-item>
              <text:p text:style-name="P14">Change all default settings during system deployments.</text:p>
            </text:list-item>
            <text:list-item>
              <text:p text:style-name="P14">Set up encryption protocols for admin access.</text:p>
            </text:list-item>
            <text:list-item>
              <text:p text:style-name="P14">Isolate security-sensitive functions to dedicated servers or containers.</text:p>
            </text:list-item>
          </text:list>
        </text:list-item>
        <text:list-item>
          <text:p text:style-name="P14"><text:span text:style-name="Strong_20_Emphasis">Tools to Use</text:span>:</text:p>
          <text:list>
            <text:list-item>
              <text:p text:style-name="P14"><text:span text:style-name="Strong_20_Emphasis">Encryption Tools</text:span>: SSL/TLS configurations.</text:p>
            </text:list-item>
            <text:list-item>
              <text:p text:style-name="P14"><text:span text:style-name="Strong_20_Emphasis">Automated Configuration Tools</text:span>: Chef, Ansible for applying configuration standards.</text:p>
            </text:list-item>
            <text:list-item>
              <text:p text:style-name="P14"><text:span text:style-name="Strong_20_Emphasis">Asset Inventory</text:span>: Use tools like <text:span text:style-name="Strong_20_Emphasis">CMDB</text:span> (Configuration Management Database) to maintain inventory.</text:p>
            </text:list-item>
          </text:list>
        </text:list-item>
        <text:list-item>
          <text:p text:style-name="P14"><text:span text:style-name="Strong_20_Emphasis">Documentation</text:span>:</text:p>
          <text:list>
            <text:list-item>
              <text:p text:style-name="P14">Maintain logs of all changes to defaults and encryption settings.</text:p>
            </text:list-item>
            <text:list-item>
              <text:p text:style-name="P13">Ensure security standards are met and documented.</text:p>
            </text:list-item>
          </text:list>
        </text:list-item>
      </text:list>
      <text:h text:style-name="Heading_20_4" text:outline-level="4"><text:span text:style-name="Strong_20_Emphasis">2. System Administrators</text:span></text:h>
      <text:list text:style-name="L8">
        <text:list-item>
          <text:p text:style-name="P16"><text:span text:style-name="Strong_20_Emphasis">Responsibilities</text:span>:</text:p>
          <text:list>
            <text:list-item>
              <text:p text:style-name="P16">Ensure all admin access uses <text:span text:style-name="Strong_20_Emphasis">strong encryption</text:span> and remove plaintext protocols.</text:p>
            </text:list-item>
            <text:list-item>
              <text:p text:style-name="P16">Regularly audit systems for any remaining default settings.</text:p>
            </text:list-item>
            <text:list-item>
              <text:p text:style-name="P16">Maintain access control lists and enforce policies.</text:p>
            </text:list-item>
          </text:list>
        </text:list-item>
        <text:list-item>
          <text:p text:style-name="P16"><text:span text:style-name="Strong_20_Emphasis">Tools to Use</text:span>:</text:p>
          <text:list>
            <text:list-item>
              <text:p text:style-name="P16"><text:span text:style-name="Strong_20_Emphasis">Audit and Monitoring Tools</text:span>: To track admin logins and system configurations.</text:p>
            </text:list-item>
            <text:list-item>
              <text:p text:style-name="P15"><text:span text:style-name="Strong_20_Emphasis">Password Management Tools</text:span>: Use enterprise password managers to securely store admin credentials.</text:p>
            </text:list-item>
          </text:list>
        </text:list-item>
      </text:list>
      <text:h text:style-name="Heading_20_4" text:outline-level="4"><text:soft-page-break/><text:span text:style-name="Strong_20_Emphasis">3. IT Security Team</text:span></text:h>
      <text:list text:style-name="L9">
        <text:list-item>
          <text:p text:style-name="P18"><text:span text:style-name="Strong_20_Emphasis">Responsibilities</text:span>:</text:p>
          <text:list>
            <text:list-item>
              <text:p text:style-name="P18">Create and update security policies that reflect PCI-DSS requirements.</text:p>
            </text:list-item>
            <text:list-item>
              <text:p text:style-name="P18">Regularly audit systems for compliance with these security policies.</text:p>
            </text:list-item>
            <text:list-item>
              <text:p text:style-name="P18">Enforce multitenant isolation if applicable.</text:p>
            </text:list-item>
          </text:list>
        </text:list-item>
        <text:list-item>
          <text:p text:style-name="P18"><text:span text:style-name="Strong_20_Emphasis">Tools to Use</text:span>:</text:p>
          <text:list>
            <text:list-item>
              <text:p text:style-name="P18"><text:span text:style-name="Strong_20_Emphasis">Security Information and Event Management (SIEM)</text:span> tools for monitoring.</text:p>
            </text:list-item>
            <text:list-item>
              <text:p text:style-name="P18"><text:span text:style-name="Strong_20_Emphasis">Vulnerability Scanners</text:span>: Regular scans for outdated configurations and defaults.</text:p>
            </text:list-item>
          </text:list>
        </text:list-item>
        <text:list-item>
          <text:p text:style-name="P18"><text:span text:style-name="Strong_20_Emphasis">Documentation</text:span>:</text:p>
          <text:list>
            <text:list-item>
              <text:p text:style-name="P18">Maintain reports on security audits and any vulnerabilities found during scans.</text:p>
            </text:list-item>
            <text:list-item>
              <text:p text:style-name="P17">Create training materials for employees on the importance of removing defaults.</text:p>
            </text:list-item>
          </text:list>
        </text:list-item>
      </text:list>
      <text:h text:style-name="Heading_20_4" text:outline-level="4"><text:span text:style-name="Strong_20_Emphasis">4. Project Managers</text:span></text:h>
      <text:list text:style-name="L10">
        <text:list-item>
          <text:p text:style-name="P20"><text:span text:style-name="Strong_20_Emphasis">Responsibilities</text:span>:</text:p>
          <text:list>
            <text:list-item>
              <text:p text:style-name="P20">Oversee the implementation of PCI-DSS requirements in all new projects.</text:p>
            </text:list-item>
            <text:list-item>
              <text:p text:style-name="P20">Ensure that the project includes budget and timelines for applying security standards.</text:p>
            </text:list-item>
            <text:list-item>
              <text:p text:style-name="P20">Communicate security needs across teams.</text:p>
            </text:list-item>
          </text:list>
        </text:list-item>
        <text:list-item>
          <text:p text:style-name="P20"><text:span text:style-name="Strong_20_Emphasis">Tools to Use</text:span>:</text:p>
          <text:list>
            <text:list-item>
              <text:p text:style-name="P20"><text:span text:style-name="Strong_20_Emphasis">Project Management Tools</text:span>: Jira, Asana for task assignment and tracking.</text:p>
            </text:list-item>
            <text:list-item>
              <text:p text:style-name="P20"><text:span text:style-name="Strong_20_Emphasis">Compliance Checklists</text:span>: Ensure that PCI-DSS requirements are met at each phase of deployment.</text:p>
            </text:list-item>
          </text:list>
        </text:list-item>
        <text:list-item>
          <text:p text:style-name="P20"><text:span text:style-name="Strong_20_Emphasis">Documentation</text:span>:</text:p>
          <text:list>
            <text:list-item>
              <text:p text:style-name="P19">Ensure that all project documentation reflects security measures and best practices for removing defaults.</text:p>
            </text:list-item>
          </text:list>
        </text:list-item>
      </text:list>
      <text:p text:style-name="Horizontal_20_Line"/>
      <text:h text:style-name="Heading_20_3" text:outline-level="3"><text:span text:style-name="Strong_20_Emphasis">Example: How a Company Can Apply Requirement 2</text:span></text:h>
      <text:h text:style-name="Heading_20_4" text:outline-level="4"><text:span text:style-name="Strong_20_Emphasis">Scenario</text:span>: New Server Deployment for an E-commerce Site</text:h>
      <text:list text:style-name="L11">
        <text:list-item>
          <text:p text:style-name="P21"><text:span text:style-name="Strong_20_Emphasis">Step 1</text:span>: The <text:span text:style-name="Strong_20_Emphasis">DevOps team</text:span> spins up a new instance for the <text:span text:style-name="Strong_20_Emphasis">web server</text:span>. They must immediately:</text:p>
          <text:list>
            <text:list-item>
              <text:p text:style-name="P22">Change the default credentials (passwords, usernames like “admin”).</text:p>
            </text:list-item>
            <text:list-item>
              <text:p text:style-name="P22">Disable any unused default accounts (e.g., "guest").</text:p>
            </text:list-item>
            <text:list-item>
              <text:p text:style-name="P22">Set up a <text:span text:style-name="Strong_20_Emphasis">secure configuration standard</text:span> that isolates security functions.</text:p>
            </text:list-item>
          </text:list>
        </text:list-item>
        <text:list-item>
          <text:p text:style-name="P21"><text:span text:style-name="Strong_20_Emphasis">Step 2</text:span>: The <text:span text:style-name="Strong_20_Emphasis">System Administrators</text:span> ensure that <text:span text:style-name="Strong_20_Emphasis">admin access</text:span> to this server is encrypted, and they configure secure protocols (e.g., SSL/TLS).</text:p>
          <text:list>
            <text:list-item>
              <text:p text:style-name="P22">All access is monitored via an audit tool that logs admin login attempts.</text:p>
            </text:list-item>
            <text:list-item>
              <text:p text:style-name="P22">Ensure all remote access tools (e.g., SSH) use strong encryption and not plaintext.</text:p>
            </text:list-item>
          </text:list>
        </text:list-item>
        <text:list-item>
          <text:p text:style-name="P21"><text:span text:style-name="Strong_20_Emphasis">Step 3</text:span>: The <text:span text:style-name="Strong_20_Emphasis">IT Security Team</text:span> updates the inventory to include this new server.</text:p>
          <text:list>
            <text:list-item>
              <text:p text:style-name="P22">They run a port scan to identify which services are running and ensure that no unnecessary ports are open.</text:p>
            </text:list-item>
            <text:list-item>
              <text:p text:style-name="P22">Ensure the server is added to the <text:span text:style-name="Strong_20_Emphasis">Configuration Management System (CMDB)</text:span> for regular compliance checks.</text:p>
            </text:list-item>
          </text:list>
        </text:list-item>
        <text:list-item>
          <text:p text:style-name="P21"><text:soft-page-break/><text:span text:style-name="Strong_20_Emphasis">Step 4</text:span>: The <text:span text:style-name="Strong_20_Emphasis">Project Manager</text:span> ensures that all tasks related to PCI-DSS compliance are completed and documented.</text:p>
          <text:list>
            <text:list-item>
              <text:p text:style-name="P21">They create tickets for all necessary security steps (changing defaults, encryption, isolation) and ensure they are tracked in the project management tool (e.g., Jira).</text:p>
            </text:list-item>
          </text:list>
        </text:list-item>
      </text:list>
      <text:p text:style-name="Horizontal_20_Line"/>
      <text:h text:style-name="Heading_20_3" text:outline-level="3"><text:span text:style-name="Strong_20_Emphasis">Conclusion and Best Practices for the Company</text:span></text:h>
      <text:list text:style-name="L12">
        <text:list-item>
          <text:p text:style-name="P24"><text:span text:style-name="Strong_20_Emphasis">Change Defaults</text:span>: All systems must have default credentials, account names, and encryption keys changed upon deployment.</text:p>
        </text:list-item>
        <text:list-item>
          <text:p text:style-name="P24"><text:span text:style-name="Strong_20_Emphasis">Encrypt Admin Access</text:span>: Never allow unencrypted admin access, and always use strong cryptography.</text:p>
        </text:list-item>
        <text:list-item>
          <text:p text:style-name="P24"><text:span text:style-name="Strong_20_Emphasis">Inventory Management</text:span>: Ensure a real-time inventory of PCI-DSS-scope assets is maintained and updated regularly.</text:p>
        </text:list-item>
        <text:list-item>
          <text:p text:style-name="P24"><text:span text:style-name="Strong_20_Emphasis">Isolate Critical Functions</text:span>: If you are a multitenant provider, ensure tenants’ data is isolated and protected.</text:p>
        </text:list-item>
        <text:list-item>
          <text:p text:style-name="P23"><text:span text:style-name="Strong_20_Emphasis">Document and Enforce</text:span>: Policies for securing systems must be documented and enforced across the organization, with regular audits for compliance.</text:p>
        </text:list-item>
      </text:list>
      <text:p text:style-name="Text_20_body"><text:span text:style-name="Strong_20_Emphasis">Key Tools</text:span>:</text:p>
      <text:list text:style-name="L13">
        <text:list-item>
          <text:p text:style-name="P26"><text:span text:style-name="Strong_20_Emphasis">Encryption tools</text:span> (SSL/TLS)</text:p>
        </text:list-item>
        <text:list-item>
          <text:p text:style-name="P26"><text:span text:style-name="Strong_20_Emphasis">Configuration Management tools</text:span> (Chef, Ansible)</text:p>
        </text:list-item>
        <text:list-item>
          <text:p text:style-name="P26"><text:span text:style-name="Strong_20_Emphasis">Password Management tools</text:span></text:p>
        </text:list-item>
        <text:list-item>
          <text:p text:style-name="P25"><text:span text:style-name="Strong_20_Emphasis">Inventory and Audit tools</text:span></text:p>
        </text:list-item>
      </text:list>
      <text:p text:style-name="Text_20_body">By applying these practices, a company can <text:span text:style-name="Strong_20_Emphasis">minimize vulnerabilities</text:span>, meet <text:span text:style-name="Strong_20_Emphasis">PCI-DSS compliance</text:span> standards, and ensure a <text:span text:style-name="Strong_20_Emphasis">secure IT infrastructure</text:span>.</text:p>
      <text:p text:style-name="Text_20_body"/>
      <text:p text:style-name="Text_20_body">Here are real-world examples for each of the tasks related to <text:span text:style-name="Strong_20_Emphasis">Configuration Standards (2.2)</text:span>, along with specific guidelines for implementing them in a company:</text:p>
      <text:p text:style-name="Horizontal_20_Line"/>
      <text:h text:style-name="Heading_20_3" text:outline-level="3"><text:span text:style-name="Strong_20_Emphasis">1. Apply a Configuration Standard for Each Deployed System</text:span></text:h>
      <text:h text:style-name="Heading_20_4" text:outline-level="4"><text:span text:style-name="Strong_20_Emphasis">Example</text:span>:</text:h>
      <text:p text:style-name="Text_20_body">In a company deploying a new <text:span text:style-name="Strong_20_Emphasis">web server</text:span>, the system administrator should apply predefined configuration standards to ensure that the server is secure from the outset.</text:p>
      <text:list text:style-name="L14">
        <text:list-item>
          <text:p text:style-name="P28"><text:span text:style-name="Strong_20_Emphasis">What to Do</text:span>:</text:p>
          <text:list>
            <text:list-item>
              <text:p text:style-name="P28">Use predefined templates, such as <text:span text:style-name="Strong_20_Emphasis">CIS (Center for Internet Security) benchmarks</text:span> for web servers, databases, and operating systems.</text:p>
            </text:list-item>
            <text:list-item>
              <text:p text:style-name="P27">Ensure that each new server follows these benchmarks during installation.</text:p>
            </text:list-item>
          </text:list>
        </text:list-item>
      </text:list>
      <text:h text:style-name="Heading_20_4" text:outline-level="4"><text:soft-page-break/><text:span text:style-name="Strong_20_Emphasis">Real-World Scenario</text:span>:</text:h>
      <text:p text:style-name="Text_20_body">The company launches a new <text:span text:style-name="Strong_20_Emphasis">web application</text:span> on an <text:span text:style-name="Strong_20_Emphasis">Nginx web server</text:span>. Instead of using default settings, the DevOps team applies a <text:span text:style-name="Strong_20_Emphasis">CIS-compliant configuration</text:span>. This ensures that unnecessary features, such as directory browsing or weak encryption protocols, are disabled.</text:p>
      <text:h text:style-name="Heading_20_4" text:outline-level="4"><text:span text:style-name="Strong_20_Emphasis">Tools</text:span>:</text:h>
      <text:list text:style-name="L15">
        <text:list-item>
          <text:p text:style-name="P30"><text:span text:style-name="Strong_20_Emphasis">Ansible</text:span> or <text:span text:style-name="Strong_20_Emphasis">Chef</text:span> configuration management tools can automatically apply secure configurations during deployment.</text:p>
        </text:list-item>
        <text:list-item>
          <text:p text:style-name="P29">Use <text:span text:style-name="Strong_20_Emphasis">Security Content Automation Protocol (SCAP)</text:span> to check and enforce configuration standards.</text:p>
        </text:list-item>
      </text:list>
      <text:p text:style-name="Horizontal_20_Line"/>
      <text:h text:style-name="Heading_20_3" text:outline-level="3"><text:span text:style-name="Strong_20_Emphasis">2. Remove or Disable Unnecessary Services and Components</text:span></text:h>
      <text:h text:style-name="Heading_20_4" text:outline-level="4"><text:span text:style-name="Strong_20_Emphasis">Example</text:span>:</text:h>
      <text:p text:style-name="Text_20_body">When setting up a new <text:span text:style-name="Strong_20_Emphasis">Linux server</text:span> for hosting a database, the system administrator should disable any <text:span text:style-name="Strong_20_Emphasis">unused services</text:span> (e.g., FTP, HTTP if not needed) and uninstall unnecessary software packages.</text:p>
      <text:list text:style-name="L16">
        <text:list-item>
          <text:p text:style-name="P32"><text:span text:style-name="Strong_20_Emphasis">What to Do</text:span>:</text:p>
          <text:list>
            <text:list-item>
              <text:p text:style-name="P32">Disable services such as <text:span text:style-name="Strong_20_Emphasis">remote desktop</text:span> if it’s not required for server management.</text:p>
            </text:list-item>
            <text:list-item>
              <text:p text:style-name="P31">Uninstall <text:span text:style-name="Strong_20_Emphasis">default packages</text:span> that aren’t needed, such as <text:span text:style-name="Strong_20_Emphasis">Apache</text:span> or <text:span text:style-name="Strong_20_Emphasis">PostgreSQL</text:span>, on a server that only requires <text:span text:style-name="Strong_20_Emphasis">MySQL</text:span>.</text:p>
            </text:list-item>
          </text:list>
        </text:list-item>
      </text:list>
      <text:h text:style-name="Heading_20_4" text:outline-level="4"><text:span text:style-name="Strong_20_Emphasis">Real-World Scenario</text:span>:</text:h>
      <text:p text:style-name="Text_20_body">In a financial institution, the server hosts a <text:span text:style-name="Strong_20_Emphasis">database</text:span> that only communicates via <text:span text:style-name="Strong_20_Emphasis">MySQL</text:span>. However, the default installation also enables services such as <text:span text:style-name="Strong_20_Emphasis">FTP</text:span> and <text:span text:style-name="Strong_20_Emphasis">Telnet</text:span>. The system administrator disables these services to prevent unnecessary exposure.</text:p>
      <text:h text:style-name="Heading_20_4" text:outline-level="4"><text:span text:style-name="Strong_20_Emphasis">Tools</text:span>:</text:h>
      <text:list text:style-name="L17">
        <text:list-item>
          <text:p text:style-name="P34">Use <text:span text:style-name="Strong_20_Emphasis">Linux service management tools</text:span> like <text:span text:style-name="Source_20_Text">systemctl</text:span> to disable unwanted services.</text:p>
        </text:list-item>
        <text:list-item>
          <text:p text:style-name="P33">Regularly run tools like <text:span text:style-name="Strong_20_Emphasis">nmap</text:span> to check open ports and identify unnecessary services.</text:p>
        </text:list-item>
      </text:list>
      <text:p text:style-name="Horizontal_20_Line"/>
      <text:h text:style-name="Heading_20_3" text:outline-level="3"><text:span text:style-name="Strong_20_Emphasis">3. Ensure that Functions Are Isolated by Security Levels</text:span></text:h>
      <text:h text:style-name="Heading_20_4" text:outline-level="4"><text:span text:style-name="Strong_20_Emphasis">Example</text:span>:</text:h>
      <text:p text:style-name="Text_20_body">When deploying a new system, the company must ensure that <text:span text:style-name="Strong_20_Emphasis">critical functions</text:span> (e.g., payment processing) are isolated from <text:span text:style-name="Strong_20_Emphasis">lower-security functions</text:span> (e.g., user registration).</text:p>
      <text:list text:style-name="L18">
        <text:list-item>
          <text:p text:style-name="P36"><text:span text:style-name="Strong_20_Emphasis">What to Do</text:span>:</text:p>
          <text:list>
            <text:list-item>
              <text:p text:style-name="P36">Separate the web application’s <text:span text:style-name="Strong_20_Emphasis">public-facing interface</text:span> from the <text:span text:style-name="Strong_20_Emphasis">backend system</text:span> that handles sensitive data such as payments or user credentials.</text:p>
            </text:list-item>
            <text:list-item>
              <text:p text:style-name="P35">Use <text:span text:style-name="Strong_20_Emphasis">network segmentation</text:span> to create different security zones (e.g., DMZ for web traffic and internal zone for sensitive data).</text:p>
            </text:list-item>
          </text:list>
        </text:list-item>
      </text:list>
      <text:h text:style-name="Heading_20_4" text:outline-level="4"><text:soft-page-break/><text:span text:style-name="Strong_20_Emphasis">Real-World Scenario</text:span>:</text:h>
      <text:p text:style-name="Text_20_body">In an e-commerce platform, the company separates its <text:span text:style-name="Strong_20_Emphasis">user-facing web application</text:span> from the internal <text:span text:style-name="Strong_20_Emphasis">payment gateway</text:span>. The <text:span text:style-name="Strong_20_Emphasis">payment gateway</text:span> is placed in an internal network zone, protected by <text:span text:style-name="Strong_20_Emphasis">firewalls</text:span>, and only accessible through authorized API calls from the web server.</text:p>
      <text:h text:style-name="Heading_20_4" text:outline-level="4"><text:span text:style-name="Strong_20_Emphasis">Tools</text:span>:</text:h>
      <text:list text:style-name="L19">
        <text:list-item>
          <text:p text:style-name="P38"><text:span text:style-name="Strong_20_Emphasis">VLANs</text:span> and <text:span text:style-name="Strong_20_Emphasis">firewall rules</text:span> can isolate network segments.</text:p>
        </text:list-item>
        <text:list-item>
          <text:p text:style-name="P37">Tools like <text:span text:style-name="Strong_20_Emphasis">AWS Security Groups</text:span> or <text:span text:style-name="Strong_20_Emphasis">Azure Network Security Groups</text:span> can be used in the cloud to enforce security isolation.</text:p>
        </text:list-item>
      </text:list>
      <text:p text:style-name="Horizontal_20_Line"/>
      <text:h text:style-name="Heading_20_3" text:outline-level="3"><text:span text:style-name="Strong_20_Emphasis">4. Encrypt All Admin Access</text:span></text:h>
      <text:h text:style-name="Heading_20_4" text:outline-level="4"><text:span text:style-name="Strong_20_Emphasis">Example</text:span>:</text:h>
      <text:p text:style-name="Text_20_body">The system administrator must ensure that all remote administrative access is conducted over <text:span text:style-name="Strong_20_Emphasis">encrypted channels</text:span> such as <text:span text:style-name="Strong_20_Emphasis">SSH</text:span> instead of plaintext protocols like <text:span text:style-name="Strong_20_Emphasis">Telnet</text:span>.</text:p>
      <text:list text:style-name="L20">
        <text:list-item>
          <text:p text:style-name="P40"><text:span text:style-name="Strong_20_Emphasis">What to Do</text:span>:</text:p>
          <text:list>
            <text:list-item>
              <text:p text:style-name="P40">Use <text:span text:style-name="Strong_20_Emphasis">SSH</text:span> with <text:span text:style-name="Strong_20_Emphasis">public/private key authentication</text:span> for remote administration.</text:p>
            </text:list-item>
            <text:list-item>
              <text:p text:style-name="P39">Avoid using <text:span text:style-name="Strong_20_Emphasis">HTTP</text:span> for management consoles; instead, use <text:span text:style-name="Strong_20_Emphasis">HTTPS</text:span> with SSL/TLS certificates.</text:p>
            </text:list-item>
          </text:list>
        </text:list-item>
      </text:list>
      <text:h text:style-name="Heading_20_4" text:outline-level="4"><text:span text:style-name="Strong_20_Emphasis">Real-World Scenario</text:span>:</text:h>
      <text:p text:style-name="Text_20_body">In a cloud environment, the system administrator disables <text:span text:style-name="Strong_20_Emphasis">Telnet</text:span> and uses <text:span text:style-name="Strong_20_Emphasis">SSH</text:span> to access remote servers. Additionally, they configure the <text:span text:style-name="Strong_20_Emphasis">web server management console</text:span> to be accessible only via <text:span text:style-name="Strong_20_Emphasis">HTTPS</text:span>, ensuring that administrative credentials are not exposed.</text:p>
      <text:h text:style-name="Heading_20_4" text:outline-level="4"><text:span text:style-name="Strong_20_Emphasis">Tools</text:span>:</text:h>
      <text:list text:style-name="L21">
        <text:list-item>
          <text:p text:style-name="P42">Use <text:span text:style-name="Strong_20_Emphasis">SSH</text:span> with <text:span text:style-name="Strong_20_Emphasis">key-based authentication</text:span>.</text:p>
        </text:list-item>
        <text:list-item>
          <text:p text:style-name="P41">Deploy <text:span text:style-name="Strong_20_Emphasis">SSL/TLS certificates</text:span> for any admin-facing interfaces.</text:p>
        </text:list-item>
      </text:list>
      <text:p text:style-name="Horizontal_20_Line"/>
      <text:h text:style-name="Heading_20_3" text:outline-level="3"><text:span text:style-name="Strong_20_Emphasis">5. Asset Inventory</text:span></text:h>
      <text:h text:style-name="Heading_20_4" text:outline-level="4"><text:span text:style-name="Strong_20_Emphasis">Example</text:span>:</text:h>
      <text:p text:style-name="Text_20_body">The IT security team must maintain an accurate and up-to-date inventory of all hardware, software, and network resources that are in scope for <text:span text:style-name="Strong_20_Emphasis">PCI-DSS compliance</text:span>.</text:p>
      <text:list text:style-name="L22">
        <text:list-item>
          <text:p text:style-name="P44"><text:span text:style-name="Strong_20_Emphasis">What to Do</text:span>:</text:p>
          <text:list>
            <text:list-item>
              <text:p text:style-name="P44">Use an <text:span text:style-name="Strong_20_Emphasis">automated inventory tool</text:span> to track all devices and software.</text:p>
            </text:list-item>
            <text:list-item>
              <text:p text:style-name="P43">Regularly audit the inventory to ensure that it reflects current configurations.</text:p>
            </text:list-item>
          </text:list>
        </text:list-item>
      </text:list>
      <text:h text:style-name="Heading_20_4" text:outline-level="4"><text:span text:style-name="Strong_20_Emphasis">Real-World Scenario</text:span>:</text:h>
      <text:p text:style-name="Text_20_body">A large retail company uses a tool like <text:span text:style-name="Strong_20_Emphasis">ServiceNow CMDB</text:span> to track all devices that store, process, or transmit <text:span text:style-name="Strong_20_Emphasis">cardholder data</text:span>. The IT team regularly updates this inventory whenever a new server is deployed or decommissioned.</text:p>
      <text:h text:style-name="Heading_20_4" text:outline-level="4"><text:soft-page-break/><text:span text:style-name="Strong_20_Emphasis">Tools</text:span>:</text:h>
      <text:list text:style-name="L23">
        <text:list-item>
          <text:p text:style-name="P46">Use tools like <text:span text:style-name="Strong_20_Emphasis">CMDB</text:span>, <text:span text:style-name="Strong_20_Emphasis">Asset Panda</text:span>, or <text:span text:style-name="Strong_20_Emphasis">AWS Systems Manager</text:span> to track inventory.</text:p>
        </text:list-item>
        <text:list-item>
          <text:p text:style-name="P45">Run <text:span text:style-name="Strong_20_Emphasis">automated discovery scans</text:span> to ensure no system is missed.</text:p>
        </text:list-item>
      </text:list>
      <text:p text:style-name="Horizontal_20_Line"/>
      <text:h text:style-name="Heading_20_3" text:outline-level="3"><text:span text:style-name="Strong_20_Emphasis">6. Isolate Multitenant Clients</text:span></text:h>
      <text:h text:style-name="Heading_20_4" text:outline-level="4"><text:span text:style-name="Strong_20_Emphasis">Example</text:span>:</text:h>
      <text:p text:style-name="Text_20_body">In a <text:span text:style-name="Strong_20_Emphasis">cloud hosting environment</text:span>, companies must ensure that <text:span text:style-name="Strong_20_Emphasis">multitenant</text:span> systems properly isolate data and access between tenants.</text:p>
      <text:list text:style-name="L24">
        <text:list-item>
          <text:p text:style-name="P48"><text:span text:style-name="Strong_20_Emphasis">What to Do</text:span>:</text:p>
          <text:list>
            <text:list-item>
              <text:p text:style-name="P48">Use <text:span text:style-name="Strong_20_Emphasis">virtualization</text:span> or <text:span text:style-name="Strong_20_Emphasis">containerization</text:span> to ensure that tenants don’t share the same data or services.</text:p>
            </text:list-item>
            <text:list-item>
              <text:p text:style-name="P47">Implement strict <text:span text:style-name="Strong_20_Emphasis">access control policies</text:span> to prevent cross-tenant data access.</text:p>
            </text:list-item>
          </text:list>
        </text:list-item>
      </text:list>
      <text:h text:style-name="Heading_20_4" text:outline-level="4"><text:span text:style-name="Strong_20_Emphasis">Real-World Scenario</text:span>:</text:h>
      <text:p text:style-name="Text_20_body">A cloud service provider hosting multiple clients on shared infrastructure uses <text:span text:style-name="Strong_20_Emphasis">Kubernetes namespaces</text:span> to isolate each client’s application and data. Additionally, <text:span text:style-name="Strong_20_Emphasis">AWS Identity and Access Management (IAM)</text:span> is configured to ensure that each client only has access to their resources.</text:p>
      <text:h text:style-name="Heading_20_4" text:outline-level="4"><text:span text:style-name="Strong_20_Emphasis">Tools</text:span>:</text:h>
      <text:list text:style-name="L25">
        <text:list-item>
          <text:p text:style-name="P50">Use <text:span text:style-name="Strong_20_Emphasis">Docker</text:span> or <text:span text:style-name="Strong_20_Emphasis">Kubernetes</text:span> to isolate tenant workloads.</text:p>
        </text:list-item>
        <text:list-item>
          <text:p text:style-name="P49">Implement <text:span text:style-name="Strong_20_Emphasis">Role-Based Access Control (RBAC)</text:span> to limit what tenants can access.</text:p>
        </text:list-item>
      </text:list>
      <text:p text:style-name="Horizontal_20_Line"/>
      <text:h text:style-name="Heading_20_3" text:outline-level="3"><text:span text:style-name="Strong_20_Emphasis">Summary and Best Practices for the Company</text:span></text:h>
      <text:list text:style-name="L26">
        <text:list-item>
          <text:p text:style-name="P52"><text:span text:style-name="Strong_20_Emphasis">Apply Configuration Standards</text:span>: Use pre-defined standards like <text:span text:style-name="Strong_20_Emphasis">CIS Benchmarks</text:span> to ensure secure configurations for all deployed systems.</text:p>
        </text:list-item>
        <text:list-item>
          <text:p text:style-name="P52"><text:span text:style-name="Strong_20_Emphasis">Remove Unnecessary Services</text:span>: Disable any unused services to reduce the attack surface.</text:p>
        </text:list-item>
        <text:list-item>
          <text:p text:style-name="P52"><text:span text:style-name="Strong_20_Emphasis">Function Isolation</text:span>: Separate critical functions (e.g., payments) from less sensitive ones (e.g., user accounts) using <text:span text:style-name="Strong_20_Emphasis">network segmentation</text:span>.</text:p>
        </text:list-item>
        <text:list-item>
          <text:p text:style-name="P52"><text:span text:style-name="Strong_20_Emphasis">Encrypt Admin Access</text:span>: Always use <text:span text:style-name="Strong_20_Emphasis">SSH</text:span> and <text:span text:style-name="Strong_20_Emphasis">HTTPS</text:span> to secure administrative access to servers.</text:p>
        </text:list-item>
        <text:list-item>
          <text:p text:style-name="P52"><text:span text:style-name="Strong_20_Emphasis">Maintain an Asset Inventory</text:span>: Regularly update asset inventories using automated tools to ensure accurate tracking of all systems.</text:p>
        </text:list-item>
        <text:list-item>
          <text:p text:style-name="P51"><text:span text:style-name="Strong_20_Emphasis">Isolate Multitenant Clients</text:span>: Ensure that tenants are isolated in shared environments to prevent cross-tenant data breaches.</text:p>
        </text:list-item>
      </text:list>
      <text:p text:style-name="Text_20_body">These steps help ensure that <text:span text:style-name="Strong_20_Emphasis">PCI-DSS Requirement 2</text:span> is met, securing the company’s systems from known vulnerabilities and minimizing the risk of a breac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4:15:56.445000000</meta:creation-date>
    <dc:date>2024-10-10T04:17:36.331000000</dc:date>
    <meta:editing-duration>PT1M39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7" meta:paragraph-count="177" meta:word-count="2008" meta:character-count="13264" meta:non-whitespace-character-count="11552"/>
  </office:meta>
</office:document-meta>
</file>